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5.73mm"/>
    </style:style>
    <style:style style:name="co3" style:family="table-column">
      <style:table-column-properties fo:break-before="auto" style:column-width="88.86mm"/>
    </style:style>
    <style:style style:name="ro1" style:family="table-row">
      <style:table-row-properties style:row-height="12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1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ink de compra / Tienda local</text:p>
          </table:table-cell>
        </table:table-row>
        <table:table-row table:style-name="ro2">
          <table:table-cell office:value-type="string" calcext:value-type="string">
            <text:p>Tornillería</text:p>
          </table:table-cell>
          <table:table-cell office:value-type="string" calcext:value-type="string">
            <text:p>Tornillo M3x10 allen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GTQ" office:value="1.15" calcext:value-type="currency">
            <text:p>Q1.15</text:p>
          </table:table-cell>
          <table:table-cell table:style-name="ce3" table:formula="of:=[.D2]*[.C2]" office:value-type="currency" office:currency="GTQ" office:value="115" calcext:value-type="currency">
            <text:p>Q115.00</text:p>
          </table:table-cell>
          <table:table-cell office:value-type="string" calcext:value-type="string">
            <text:p>Ferretería Petapa / Tornillos Basauri / Casa del Tornillo</text:p>
          </table:table-cell>
        </table:table-row>
        <table:table-row table:style-name="ro2">
          <table:table-cell/>
          <table:table-cell office:value-type="string" calcext:value-type="string">
            <text:p>M3x16</text:p>
          </table:table-cell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.15</text:p>
          </table:table-cell>
          <table:table-cell table:style-name="ce3" table:formula="of:=[.D3]*[.C3]" office:value-type="currency" office:currency="GTQ" office:value="23" calcext:value-type="currency">
            <text:p>Q23.00</text:p>
          </table:table-cell>
          <table:table-cell office:value-type="string" calcext:value-type="string">
            <text:p>Ferretería Petapa / Tornillos Basauri / Casa del Tornillo</text:p>
          </table:table-cell>
        </table:table-row>
        <table:table-row table:style-name="ro2">
          <table:table-cell office:value-type="string" calcext:value-type="string">
            <text:p>Electrónica</text:p>
          </table:table-cell>
          <table:table-cell office:value-type="string" calcext:value-type="string">
            <text:p>Stepper NEMA17 1.9 kg-cm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49.95" calcext:value-type="currency">
            <text:p>$49.95</text:p>
          </table:table-cell>
          <table:table-cell table:style-name="ce4" table:formula="of:=[.D4]*[.C4]" office:value-type="currency" office:currency="USD" office:value="99.9" calcext:value-type="currency">
            <text:p>$99.90</text:p>
          </table:table-cell>
          <table:table-cell office:value-type="string" calcext:value-type="string">
            <text:p><text:a xlink:href="https://www.pololu.com/product/2296" xlink:type="simple">https://www.pololu.com/product/2296</text:a></text:p>
          </table:table-cell>
        </table:table-row>
        <table:table-row table:style-name="ro2">
          <table:table-cell table:number-columns-repeated="4"/>
          <table:table-cell table:style-name="ce3" table:formula="of:=[.D5]*[.C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]*[.C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]*[.C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]*[.C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]*[.C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0]*[.C10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1]*[.C11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2]*[.C12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3]*[.C13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4]*[.C14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5]*[.C1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6]*[.C1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7]*[.C1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8]*[.C1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9]*[.C1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0]*[.C20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1]*[.C21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2]*[.C22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3]*[.C23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4]*[.C24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5]*[.C2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6]*[.C2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7]*[.C2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8]*[.C2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29]*[.C2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0]*[.C30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1]*[.C31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2]*[.C32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3]*[.C33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4]*[.C34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5]*[.C3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6]*[.C3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7]*[.C3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8]*[.C3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39]*[.C3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0]*[.C40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1]*[.C41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2]*[.C42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3]*[.C43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4]*[.C44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5]*[.C4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6]*[.C4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7]*[.C4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8]*[.C4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49]*[.C4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0]*[.C50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1]*[.C51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2]*[.C52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3]*[.C53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4]*[.C54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5]*[.C5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6]*[.C5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7]*[.C5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8]*[.C5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59]*[.C5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0]*[.C60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1]*[.C61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2]*[.C62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3]*[.C63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4]*[.C64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5]*[.C6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6]*[.C6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7]*[.C6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8]*[.C6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69]*[.C6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0]*[.C70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1]*[.C71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2]*[.C72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3]*[.C73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4]*[.C74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5]*[.C7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6]*[.C7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7]*[.C7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8]*[.C7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79]*[.C7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0]*[.C80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1]*[.C81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2]*[.C82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3]*[.C83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4]*[.C84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5]*[.C8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6]*[.C8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7]*[.C8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8]*[.C8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89]*[.C8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0]*[.C90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1]*[.C91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2]*[.C92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3]*[.C93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4]*[.C94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5]*[.C95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6]*[.C96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7]*[.C97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8]*[.C98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99]*[.C99]" office:value-type="currency" office:currency="GTQ" office:value="0" calcext:value-type="currency">
            <text:p>Q0.00</text:p>
          </table:table-cell>
          <table:table-cell/>
        </table:table-row>
        <table:table-row table:style-name="ro2">
          <table:table-cell table:number-columns-repeated="4"/>
          <table:table-cell table:style-name="ce3" table:formula="of:=[.D100]*[.C100]" office:value-type="currency" office:currency="GTQ" office:value="0" calcext:value-type="currency">
            <text:p>Q0.00</text:p>
          </table:table-cell>
          <table:table-cell/>
        </table:table-row>
        <table:table-row table:style-name="ro2" table:number-rows-repeated="104847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s" number:country="GT">Q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urt Kellner</meta:initial-creator>
    <meta:creation-date>2020-06-30T10:20:42.380000000</meta:creation-date>
    <dc:date>2020-06-30T10:28:20.671000000</dc:date>
    <dc:creator>Kurt Kellner</dc:creator>
    <meta:editing-duration>PT7M40S</meta:editing-duration>
    <meta:editing-cycles>2</meta:editing-cycles>
    <meta:generator>LibreOffice/6.3.3.2$Windows_X86_64 LibreOffice_project/a64200df03143b798afd1ec74a12ab50359878ed</meta:generator>
    <meta:document-statistic meta:table-count="1" meta:cell-count="118" meta:object-count="0"/>
  </office:meta>
</office:document-meta>
</file>